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ffffff" draw:textarea-vertical-align="middle"/>
    </style:style>
    <style:style style:name="gr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1.726cm" fo:min-width="1.027cm" fo:padding-top="0.175cm" fo:padding-bottom="0.175cm" fo:padding-left="0.3cm" fo:padding-right="0.3cm" draw:shadow="hidden"/>
    </style:style>
    <style:style style:name="gr3" style:family="graphic" style:parent-style-name="objectwithoutfill">
      <style:graphic-properties svg:stroke-width="0.102cm" svg:stroke-color="#3465a4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solid" draw:fill-color="#4c1900" draw:textarea-vertical-align="middle"/>
    </style:style>
    <style:style style:name="gr5" style:family="graphic" style:parent-style-name="objectwithoutfill">
      <style:graphic-properties draw:fill="solid" draw:fill-color="#000000"/>
    </style:style>
    <style:style style:name="gr6" style:family="graphic" style:parent-style-name="objectwithoutfill">
      <style:graphic-properties draw:fill="solid" draw:fill-color="#000000" draw:textarea-vertical-align="middle"/>
    </style:style>
    <style:style style:name="gr7" style:family="graphic" style:parent-style-name="objectwithoutfill">
      <style:graphic-properties svg:stroke-width="0.102cm" svg:stroke-color="#3465a4" draw:marker-start-width="0.505cm" draw:marker-end-width="0.505cm" draw:fill="solid" draw:fill-color="#ffffff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fo:min-height="3.2cm"/>
    </style:style>
    <style:style style:name="P1" style:family="paragraph">
      <style:paragraph-properties fo:text-align="center"/>
    </style:style>
    <style:style style:name="P2" style:family="paragraph">
      <style:text-properties fo:font-size="96pt" fo:font-weight="bold" style:font-size-asian="96pt" style:font-weight-asian="bold" style:font-size-complex="96pt" style:font-weight-complex="bold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909cm" svg:height="2.79cm" draw:transform="rotate (0.688706922836962) translate (6.15048200259755cm 7.22468610184316cm)" svg:viewBox="0 0 2910 2791" svg:d="M296 333c615 171 723 673 1497-333 373 301 745 603 1117 904-543 566-669 757-36 1520-26 139-170 367-170 367l-2704-2250c0 0 168-155 296-208z">
          <text:p/>
        </draw:path>
        <draw:path draw:style-name="gr2" draw:text-style-name="P1" draw:layer="layout" svg:width="2.158cm" svg:height="2.618cm" svg:x="7.202cm" svg:y="3.944cm" svg:viewBox="0 0 2159 2619" svg:d="M1017 0c612 0 1142 224 1142 1016s-514 1603-1126 1603-1033-811-1033-1603 405-1016 1017-1016z">
          <text:p/>
        </draw:path>
        <draw:path draw:style-name="gr3" draw:text-style-name="P1" draw:layer="layout" svg:width="1.446cm" svg:height="0.619cm" draw:transform="rotate (-1.98653375461995) translate (7.73671474488202cm 6.23285354262716cm)" svg:viewBox="0 0 1447 620" svg:d="M0 252c278-158 536-282 794-246 358 155 241 206 653 614">
          <text:p/>
        </draw:path>
        <draw:path draw:style-name="gr3" draw:text-style-name="P1" draw:layer="layout" svg:width="1.446cm" svg:height="0.619cm" draw:transform="rotate (1.98635922169475) translate (9.32446280457248cm 7.55943206005298cm)" svg:viewBox="0 0 1447 620" svg:d="M1447 252c-278-158-536-282-795-246-358 155-240 206-652 614">
          <text:p/>
        </draw:path>
        <draw:path draw:style-name="gr4" draw:text-style-name="P1" draw:layer="layout" svg:width="3.546cm" svg:height="3.034cm" draw:transform="rotate (1.56206968053492) translate (6.769cm 7.197cm)" svg:viewBox="0 0 3547 3035" svg:d="M3125 524c552 260 575 1508-5 1920-579 412-3108 591-3108 591 0 0 72-545 273-699 194-149 693-98 751-99l1727 77c0 0 449-1417-92-1803-233-166-709-131-1041-59-206 45-561 256-561 256 0 0-422 59-616-10-136-49-259-150-338-271-81-123-115-427-115-427 0 0 2831 160 3125 524z">
          <text:p/>
        </draw:path>
        <draw:path draw:style-name="gr1" draw:text-style-name="P1" draw:layer="layout" svg:width="2.909cm" svg:height="2.79cm" draw:transform="rotate (0.688706922836962) translate (2.09148200259755cm 7.22468610184316cm)" svg:viewBox="0 0 2910 2791" svg:d="M296 333c615 171 723 673 1497-333 373 301 745 603 1117 904-543 566-669 757-36 1520-26 139-170 367-170 367l-2704-2250c0 0 168-155 296-208z">
          <text:p/>
        </draw:path>
        <draw:path draw:style-name="gr2" draw:text-style-name="P1" draw:layer="layout" svg:width="2.158cm" svg:height="2.618cm" svg:x="3.158cm" svg:y="3.932cm" svg:viewBox="0 0 2159 2619" svg:d="M1017 0c612 0 1142 224 1142 1016s-514 1603-1126 1603-1033-811-1033-1603 405-1016 1017-1016z">
          <text:p/>
        </draw:path>
        <draw:path draw:style-name="gr3" draw:text-style-name="P1" draw:layer="layout" svg:width="1.446cm" svg:height="0.619cm" draw:transform="rotate (-1.98653375461995) translate (3.69271474488202cm 6.22085354262716cm)" svg:viewBox="0 0 1447 620" svg:d="M0 252c278-158 536-282 794-246 358 155 241 206 653 614">
          <text:p/>
        </draw:path>
        <draw:path draw:style-name="gr3" draw:text-style-name="P1" draw:layer="layout" svg:width="1.446cm" svg:height="0.619cm" draw:transform="rotate (1.98635922169475) translate (5.28046280457248cm 7.54743206005298cm)" svg:viewBox="0 0 1447 620" svg:d="M1447 252c-278-158-536-282-795-246-358 155-240 206-652 614">
          <text:p/>
        </draw:path>
        <draw:path draw:style-name="gr5" draw:layer="layout" svg:width="2.303cm" svg:height="1.596cm" svg:x="3.095cm" svg:y="3.525cm" svg:viewBox="0 0 2304 1597" svg:d="M38 1597c11-107-212-1026 307-1355 656-359 1212-283 1630 0 486 329 296 1313 275 1334-10-10-148-794-487-900-582 328-519 307-1185 0-497 21-527 926-540 921z">
          <text:p/>
        </draw:path>
        <draw:path draw:style-name="gr6" draw:text-style-name="P1" draw:layer="layout" svg:width="1.406cm" svg:height="1.116cm" draw:transform="skewX (-0.215897228471698) rotate (-0.768293936727904) translate (4.0152172943721cm 4.7502010093723cm)" svg:viewBox="0 0 1407 1117" svg:d="M0 1073c32 1 237-107 370-206 134-99 127-190 309-319 168-128 193-95 354-211s374-335 374-337c0-4-78 380-226 516-136 116-278 57-433 173-143 120-98 273-285 378-203 109-463 6-463 6z">
          <text:p/>
        </draw:path>
        <draw:polygon draw:style-name="gr6" draw:text-style-name="P1" draw:layer="layout" svg:width="1.149cm" svg:height="1.692cm" draw:transform="rotate (-1.9390607989657) translate (5.19718178804205cm 6.70964034324462cm)" svg:viewBox="0 0 1150 1693" draw:points="536,1693 1005,1693 1150,931 685,862 1014,539 301,0 0,291 683,873 549,1688">
          <text:p/>
        </draw:polygon>
        <draw:path draw:style-name="gr7" draw:text-style-name="P1" draw:layer="layout" svg:width="0.597cm" svg:height="0.164cm" draw:transform="rotate (-1.49679436651034) translate (8.182cm 5.07cm)" svg:viewBox="0 0 598 165" svg:d="M0 0c306 58 630 327 596 21">
          <text:p/>
        </draw:path>
        <draw:path draw:style-name="gr7" draw:text-style-name="P1" draw:layer="layout" svg:width="0.597cm" svg:height="0.164cm" draw:transform="rotate (-1.49679436651034) translate (4.234cm 5.03cm)" svg:viewBox="0 0 598 165" svg:d="M0 0c306 58 630 327 596 21">
          <text:p/>
        </draw:path>
        <draw:frame draw:style-name="gr8" draw:text-style-name="P2" draw:layer="layout" svg:width="2.813cm" svg:height="4.036cm" svg:x="11.689cm" svg:y="3.785cm">
          <draw:text-box>
            <text:p text:style-name="P2"><text:span text:style-name="T1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arash Aleksey</meta:initial-creator>
    <meta:creation-date>2016-10-21T22:00:07.832466388</meta:creation-date>
    <dc:date>2016-10-26T22:15:46.269976257</dc:date>
    <dc:creator>Morarash Aleksey</dc:creator>
    <meta:editing-duration>PT26M10S</meta:editing-duration>
    <meta:editing-cycles>7</meta:editing-cycles>
    <meta:generator>LibreOffice/4.3.3.2$Linux_X86_64 LibreOffice_project/430m0$Build-2</meta:generator>
    <meta:document-statistic meta:object-count="15"/>
  </office:meta>
</office:document-meta>
</file>